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0e0" officeooo:paragraph-rsid="001cb0e0"/>
    </style:style>
    <style:style style:name="P2" style:family="paragraph" style:parent-style-name="Standard">
      <style:paragraph-properties fo:margin-left="1.9693in" fo:margin-right="0in" fo:text-indent="0in" style:auto-text-indent="false"/>
      <style:text-properties fo:font-size="14pt" fo:font-weight="bold" officeooo:rsid="001cb0e0" officeooo:paragraph-rsid="001cb0e0" style:font-size-asian="14pt" style:font-weight-asian="bold" style:font-size-complex="14pt" style:font-weight-complex="bold"/>
    </style:style>
    <style:style style:name="T1" style:family="text">
      <style:text-properties fo:color="#006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her kind of loop is while loop. The loop will be repeated until the loop condition becomes false. Its structure is</text:p>
      <text:p text:style-name="P1"/>
      <text:p text:style-name="P1"><text:span text:style-name="T1">while</text:span> (loop condition)</text:p>
      <text:p text:style-name="P1"><text:s text:c="4"/>{</text:p>
      <text:p text:style-name="P1"><text:s text:c="8"/>executable statements; </text:p>
      <text:p text:style-name="P1"><text:s text:c="4"/>} </text:p>
      <text:p text:style-name="P1"/>
      <text:p text:style-name="P2">Repeat using a while loo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5:46.480628804</meta:creation-date>
    <dc:date>2019-02-20T22:48:14.996208599</dc:date>
    <meta:editing-duration>PT21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3" meta:character-count="207" meta:non-whitespace-character-count="162"/>
  </office:meta>
</office:document-meta>
</file>